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16928d"/>
    </style:style>
    <style:style style:name="P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443aa6" officeooo:paragraph-rsid="00443aa6"/>
    </style:style>
    <style:style style:name="P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658bde" officeooo:paragraph-rsid="00658bde"/>
    </style:style>
    <style:style style:name="P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2af4d3" officeooo:paragraph-rsid="001d1712"/>
    </style:style>
    <style:style style:name="P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2af4d3" officeooo:paragraph-rsid="0020a6ee"/>
    </style:style>
    <style:style style:name="P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0cf68a" officeooo:paragraph-rsid="0020a6ee"/>
    </style:style>
    <style:style style:name="P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paragraph-rsid="0016928d"/>
    </style:style>
    <style:style style:name="P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2" fo:font-size="12pt" fo:letter-spacing="normal" fo:language="pt" fo:country="PT" fo:font-style="normal" fo:font-weight="normal" officeooo:rsid="003e47dd" officeooo:paragraph-rsid="00443aa6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222222" style:font-name="Arial2" fo:font-size="12pt" fo:letter-spacing="normal" fo:language="pt" fo:country="PT" fo:font-style="normal" fo:font-weight="normal" officeooo:rsid="000cf68a" officeooo:paragraph-rsid="001d1712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officeooo:rsid="00334f62" officeooo:paragraph-rsid="00334f62" style:text-blinking="false" fo:background-color="transparent"/>
    </style:style>
    <style:style style:name="P11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officeooo:paragraph-rsid="00295488" style:text-blinking="false" fo:background-color="transparent"/>
    </style:style>
    <style:style style:name="P12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334f62" officeooo:paragraph-rsid="00334f62" style:text-blinking="false" fo:background-color="transparent"/>
    </style:style>
    <style:style style:name="P13" style:family="paragraph" style:parent-style-name="Text_20_body">
      <style:paragraph-properties fo:text-align="justify" style:justify-single-word="false"/>
      <style:text-properties style:font-name="Arial2" fo:font-weight="bold" officeooo:rsid="002c3e87" officeooo:paragraph-rsid="001d1712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Arial2" fo:font-weight="bold" officeooo:rsid="0032faef" officeooo:paragraph-rsid="00383df5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Arial2" officeooo:paragraph-rsid="00263ff7"/>
    </style:style>
    <style:style style:name="P16" style:family="paragraph" style:parent-style-name="Text_20_body">
      <style:paragraph-properties fo:text-align="justify" style:justify-single-word="false"/>
      <style:text-properties style:font-name="Arial2" officeooo:paragraph-rsid="00295488"/>
    </style:style>
    <style:style style:name="P17" style:family="paragraph" style:parent-style-name="Text_20_body">
      <style:paragraph-properties fo:text-align="justify" style:justify-single-word="false"/>
      <style:text-properties style:font-name="Arial2" officeooo:rsid="00263ff7" officeooo:paragraph-rsid="00263ff7"/>
    </style:style>
    <style:style style:name="P18" style:family="paragraph" style:parent-style-name="Text_20_body">
      <style:paragraph-properties fo:text-align="justify" style:justify-single-word="false"/>
      <style:text-properties style:font-name="Arial2" officeooo:rsid="0035152c" officeooo:paragraph-rsid="0035152c"/>
    </style:style>
    <style:style style:name="P19" style:family="paragraph" style:parent-style-name="Text_20_body">
      <style:paragraph-properties fo:text-align="justify" style:justify-single-word="false"/>
      <style:text-properties style:font-name="Arial2" officeooo:rsid="0035152c" officeooo:paragraph-rsid="00263ff7"/>
    </style:style>
    <style:style style:name="P20" style:family="paragraph" style:parent-style-name="Text_20_body">
      <style:paragraph-properties fo:text-align="justify" style:justify-single-word="false"/>
      <style:text-properties style:font-name="Arial2" officeooo:rsid="00334f62" officeooo:paragraph-rsid="00334f62"/>
    </style:style>
    <style:style style:name="P21" style:family="paragraph" style:parent-style-name="Text_20_body">
      <style:paragraph-properties fo:text-align="justify" style:justify-single-word="false"/>
      <style:text-properties style:font-name="Arial2" fo:font-size="14pt" fo:font-weight="bold" officeooo:rsid="0032faef" officeooo:paragraph-rsid="0032faef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2" fo:font-size="14pt" fo:font-weight="bold" officeooo:rsid="0032faef" officeooo:paragraph-rsid="00334f62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2" fo:font-size="14pt" fo:font-weight="bold" officeooo:rsid="0032faef" officeooo:paragraph-rsid="00383df5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officeooo:paragraph-rsid="003a5892"/>
    </style:style>
    <style:style style:name="P25" style:family="paragraph" style:parent-style-name="Text_20_body">
      <style:text-properties fo:font-weight="normal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loext:contextual-spacing="false" fo:line-height="138%" style:writing-mode="lr-tb"/>
    </style:style>
    <style:style style:name="P28" style:family="paragraph" style:parent-style-name="Standard">
      <style:paragraph-properties fo:text-align="justify" style:justify-single-word="false"/>
      <style:text-properties officeooo:paragraph-rsid="003a5892"/>
    </style:style>
    <style:style style:name="P29" style:family="paragraph" style:parent-style-name="Standard">
      <style:text-properties style:font-name="Arial2" fo:font-size="12pt" style:font-size-asian="12pt" style:font-size-complex="12pt"/>
    </style:style>
    <style:style style:name="P30" style:family="paragraph" style:parent-style-name="Standard" style:list-style-name="L1">
      <style:text-properties officeooo:paragraph-rsid="0061e5cb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Arial2" officeooo:paragraph-rsid="003a5892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Arial2" officeooo:paragraph-rsid="00603326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Arial2" fo:font-size="12pt" officeooo:paragraph-rsid="0061e5cb" style:font-size-asian="12pt" style:font-size-complex="12pt"/>
    </style:style>
    <style:style style:name="P34" style:family="paragraph" style:parent-style-name="Standard" style:list-style-name="L1">
      <style:paragraph-properties fo:text-align="justify" style:justify-single-word="false"/>
      <style:text-properties officeooo:paragraph-rsid="0069f50d"/>
    </style:style>
    <style:style style:name="P35" style:family="paragraph" style:parent-style-name="Standard" style:list-style-name="L1">
      <style:paragraph-properties fo:text-align="justify" style:justify-single-word="false"/>
      <style:text-properties officeooo:paragraph-rsid="003a5892"/>
    </style:style>
    <style:style style:name="P36" style:family="paragraph" style:parent-style-name="Standard" style:list-style-name="L1">
      <style:paragraph-properties fo:text-align="justify" style:justify-single-word="false"/>
      <style:text-properties officeooo:paragraph-rsid="00603326"/>
    </style:style>
    <style:style style:name="T1" style:family="text">
      <style:text-properties fo:font-weight="bold" officeooo:rsid="000cf68a" style:font-weight-asian="bold" style:font-weight-complex="bold"/>
    </style:style>
    <style:style style:name="T2" style:family="text">
      <style:text-properties officeooo:rsid="000cf68a"/>
    </style:style>
    <style:style style:name="T3" style:family="text">
      <style:text-properties officeooo:rsid="001bff2f"/>
    </style:style>
    <style:style style:name="T4" style:family="text">
      <style:text-properties fo:font-variant="normal" fo:text-transform="none" fo:color="#222222" style:font-name="Arial2" fo:font-size="12pt" fo:letter-spacing="normal" fo:language="pt" fo:country="PT" fo:font-style="normal" fo:font-weight="normal" officeooo:rsid="000cf68a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67b8a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505ee2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4f86db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5a96df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6516f4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602728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47cd3f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16" style:family="text">
      <style:text-properties style:font-name="Arial2"/>
    </style:style>
    <style:style style:name="T17" style:family="text">
      <style:text-properties style:font-name="Arial2" officeooo:rsid="000cf68a"/>
    </style:style>
    <style:style style:name="T18" style:family="text">
      <style:text-properties style:font-name="Arial2" officeooo:rsid="00445e97"/>
    </style:style>
    <style:style style:name="T19" style:family="text">
      <style:text-properties style:font-name="Arial2" fo:font-weight="normal" style:font-weight-asian="normal" style:font-weight-complex="normal"/>
    </style:style>
    <style:style style:name="T20" style:family="text">
      <style:text-properties style:font-name="Arial2" style:font-weight-asian="normal" style:font-weight-complex="normal"/>
    </style:style>
    <style:style style:name="T21" style:family="text">
      <style:text-properties style:font-name="Arial2" officeooo:rsid="005720d8"/>
    </style:style>
    <style:style style:name="T22" style:family="text">
      <style:text-properties style:font-name="Arial2" officeooo:rsid="005bbe8c"/>
    </style:style>
    <style:style style:name="T23" style:family="text">
      <style:text-properties style:font-name="Arial2" fo:font-size="12pt" officeooo:rsid="00602728" style:font-size-asian="12pt" style:font-size-complex="12pt"/>
    </style:style>
    <style:style style:name="T24" style:family="text">
      <style:text-properties style:font-name="Arial2" officeooo:rsid="0069f50d"/>
    </style:style>
    <style:style style:name="T25" style:family="text">
      <style:text-properties style:font-name="Arial2" officeooo:rsid="006ce0d9"/>
    </style:style>
    <style:style style:name="T26" style:family="text">
      <style:text-properties style:font-name="Arial2" officeooo:rsid="006e5ad8"/>
    </style:style>
    <style:style style:name="T27" style:family="text">
      <style:text-properties officeooo:rsid="00334f62"/>
    </style:style>
    <style:style style:name="T28" style:family="text">
      <style:text-properties officeooo:rsid="0035152c"/>
    </style:style>
    <style:style style:name="T29" style:family="text">
      <style:text-properties officeooo:rsid="00383df5"/>
    </style:style>
    <style:style style:name="T30" style:family="text">
      <style:text-properties officeooo:rsid="00445e97"/>
    </style:style>
    <style:style style:name="T31" style:family="text">
      <style:text-properties officeooo:rsid="00493c0a"/>
    </style:style>
    <style:style style:name="T32" style:family="text">
      <style:text-properties officeooo:rsid="004f86db"/>
    </style:style>
    <style:style style:name="T33" style:family="text">
      <style:text-properties officeooo:rsid="005da901"/>
    </style:style>
    <style:style style:name="T34" style:family="text">
      <style:text-properties officeooo:rsid="0069f50d"/>
    </style:style>
    <style:style style:name="T35" style:family="text">
      <style:text-properties officeooo:rsid="006e5a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$video</text:p>
      <text:p text:style-name="P8">Este projeto consiste em construir máquina que tem a função de fazer:</text:p>
      <text:p text:style-name="P2">50 doses <text:span text:style-name="T30">de boa sopa </text:span>por dia, 350 por semana.</text:p>
      <text:p text:style-name="P1"/>
      <text:p text:style-name="P24"><text:span text:style-name="T16">Este projeto </text:span><text:span text:style-name="T18">começa pela criação de uma máquina-estufa que </text:span><text:span text:style-name="T16">produz sopa de batata doce e soja com máquinas de produção alimentar. O cultivo de batata doce e soja é feito</text:span><text:span text:style-name="T19"> dentro da máquina, q</text:span><text:span text:style-name="T20">ue funciona como estufa.</text:span></text:p>
      <text:p text:style-name="P28"><text:span text:style-name="T6">Este projeto</text:span><text:span text:style-name="T5"> vai ser um sucesso porque</text:span><text:span text:style-name="T20"> :</text:span></text:p>
      <text:list xml:id="list3454123575" text:style-name="L1">
        <text:list-item>
          <text:p text:style-name="P31">Esta máquina é uma estufa automática que produz batata doce e soja.</text:p>
        </text:list-item>
        <text:list-item>
          <text:p text:style-name="P31">Esta máquina é portátil, pode ser colocada em qualquer lugar onde um semi-reboque possa <text:s/>ir. </text:p>
        </text:list-item>
        <text:list-item>
          <text:p text:style-name="P32">É solução agrícola contra as mudanças climáticas, pois a produção alimentar não usa combustíveis fósseis em transportes e produção, visto que o local de produção é o mesmo que o local de consumo. </text:p>
        </text:list-item>
        <text:list-item>
          <text:p text:style-name="P36"><text:span text:style-name="T16">A energia para o cultivo é proveniente de painéis solares que estão no topo desta </text:span><text:span text:style-name="T26">máquina </text:span><text:span text:style-name="T16">estufa. </text:span></text:p>
        </text:list-item>
        <text:list-item>
          <text:p text:style-name="P31">A implementação de máquinas em locais urbanos vai ser um sucesso porque a própria é ecológica, a tecnologia avançada traz curiosidade e é muito aceite pela sociedade. Agricultura <text:span text:style-name="T34">direta ao consumo com sopa, </text:span>localizada nos centros urbanos, nas grandes metrópoles em parques de estacionamento ensolarados, de preferência perto de escolas. </text:p>
        </text:list-item>
        <text:list-item>
          <text:p text:style-name="P34"><text:span text:style-name="T24">E</text:span><text:span text:style-name="T25">sta</text:span><text:span text:style-name="T24"> sopa é rica em hidratos de carbono, <text:s/>proteína e vitaminas.</text:span></text:p>
        </text:list-item>
        <text:list-item>
          <text:p text:style-name="P31">As plantações são biológicas.</text:p>
        </text:list-item>
        <text:list-item>
          <text:p text:style-name="P31">Contribui para reduzir o consumo de carne.</text:p>
        </text:list-item>
        <text:list-item>
          <text:p text:style-name="P31">Ao ser uma plantação rotativa não leva ao desgaste da terra porque é fertilizada a cada rotação proveniente do adubo gerado pela compostagem das cascas e ramagens da soja e da batata doce, e adubo guardado num silo que é enchido cada 5 anos.</text:p>
        </text:list-item>
        <text:list-item>
          <text:p text:style-name="P31">A agua provém da chuva e da humidade do ar retirada com desumidificador de 1kw.</text:p>
        </text:list-item>
        <text:list-item>
          <text:p text:style-name="P31">A rotatividade do cultivo é feita em 120 dias, fazendo com que a cada dia produza aproximadamente 7kg. Na durabilidade da terra o cultivo é feito em vários canteiros que ao todo perfazem 120 dias de cultivo com recolha de 7kg de alimentos diários.</text:p>
        </text:list-item>
        <text:list-item>
          <text:p text:style-name="P35"><text:span text:style-name="T16">Tem </text:span><text:span text:style-name="T21">mecanismo</text:span><text:span text:style-name="T16"> que faz a cozedura de sopa automaticamente </text:span><text:span text:style-name="T22">com os ingredientes produzidos (batata doce e soja) desta máquina-estufa</text:span><text:span text:style-name="T16">.</text:span></text:p>
        </text:list-item>
        <text:list-item>
          <text:p text:style-name="P31">A sopa é natural, cremosa, ecológica e saudável.</text:p>
        </text:list-item>
        <text:list-item>
          <text:p text:style-name="P30"><text:span text:style-name="T23">A sopa é</text:span><text:span text:style-name="T12"> muito bo</text:span><text:span text:style-name="T13">a</text:span><text:span text:style-name="T12"> para </text:span><text:span text:style-name="T15">desportistas</text:span><text:span text:style-name="T12">, para pessoas que </text:span><text:span text:style-name="T14">se querem</text:span><text:span text:style-name="T12"> manter </text:span><text:span text:style-name="T14">saudáveis</text:span><text:span text:style-name="T12"> e</text:span><text:span text:style-name="T14"> também para o público </text:span><text:span text:style-name="T12">vegetariano com esta excelente manutenção alimentar.</text:span></text:p>
        </text:list-item>
        <text:list-item>
          <text:p text:style-name="P33">Esta é também uma missão salvamento para as pessoas que estão a fazer alimentação em base de sintéticos, para pessoas obesas, para diabéticos, para pessoas com sistema imunológico enfraquecido, para intolerantes à lactose e glúten, para subnutridos.</text:p>
        </text:list-item>
      </text:list>
      <text:p text:style-name="P28"/>
      <text:p text:style-name="P28"/>
      <text:p text:style-name="P21">Metas a cruzo prazo</text:p>
      <text:p text:style-name="P27"><text:span text:style-name="T7">O </text:span><text:span text:style-name="T8">objetivo</text:span><text:span text:style-name="T7"> a curto prazo é </text:span><text:span text:style-name="T8">construir</text:span><text:span text:style-name="T7"> o protótipo da máquina e escolher </text:span><text:span text:style-name="T10">o</text:span><text:span text:style-name="T7"> </text:span><text:span text:style-name="T8">local</text:span><text:span text:style-name="T7"> </text:span><text:span text:style-name="T10">para</text:span><text:span text:style-name="T7"> inauguração. </text:span></text:p>
      <text:p text:style-name="P20"/>
      <text:p text:style-name="P10"><text:bookmark text:name="docs-internal-guid-3baaa64b-7fff-b98d-511e-e865df19b481"/><text:soft-page-break/>Aposta na longevidade</text:p>
      <text:p text:style-name="P12"><text:bookmark text:name="docs-internal-guid-f6f7af25-7fff-320e-474c-b749688c04fb"/>Filosofia deste projeto</text:p>
      <text:p text:style-name="P27"><text:span text:style-name="T7">É um </text:span><text:span text:style-name="T9">projeto</text:span><text:span text:style-name="T7"> em pré fundação, formação</text:span></text:p>
      <text:p text:style-name="P26">É um <text:span text:style-name="T32">projeto</text:span> em formação de uma fundação</text:p>
      <text:p text:style-name="P26">Agricultura biológica sem tratamentos</text:p>
      <text:p text:style-name="P26">Ajudamos a fortalecer a saúde</text:p>
      <text:p text:style-name="P27"><text:span text:style-name="T8">E</text:span><text:span text:style-name="T7">xistem indícios que consumir batata doce e soja quotidianamente trás uma longevidade </text:span><text:span text:style-name="T11">longa</text:span><text:span text:style-name="T7">. Porque não tem colesterol, não tem químicos nocivos ao ser humano, são os melhores hidratos de carbono que o ser humano pode consumir, sem glúten, sem lactose, excelente para desportistas, também bom para diabéticos.</text:span></text:p>
      <text:p text:style-name="Standard"><text:line-break/></text:p>
      <text:p text:style-name="P29"/>
      <text:p text:style-name="P29">A sua constituição de proteína e excelentes hidratos de carbono são ideais para o ser humano.</text:p>
      <text:p text:style-name="P29"/>
      <text:p text:style-name="P29">Sopa cremosa, biológica sem corantes nem conservantes quente, acabada de fazer todos dias de manhã.</text:p>
      <text:p text:style-name="P29">Esta missão tem como objetivo tornar mais felizes as pessoas a partir da refeição saudável mencionada.</text:p>
      <text:p text:style-name="P25"><text:line-break/><text:line-break/></text:p>
      <text:p text:style-name="P16"/>
      <text:p text:style-name="P22">Metas a <text:span text:style-name="T27">médio </text:span>prazo</text:p>
      <text:p text:style-name="P18">Construir fábrica na Europa, Portugal, para distribuir em localidades <text:span text:style-name="T33">por Portugal e </text:span>pela Europa.</text:p>
      <text:p text:style-name="P16">Tem <text:span text:style-name="T28">também </text:span>como objetivo alcançar <text:span text:style-name="T28">a</text:span> população mais desfavorecida.</text:p>
      <text:p text:style-name="P19">Ao mesmo tempo é um projeto com viabilidade para qualquer país seja qual for a economia em que estiver inserido. </text:p>
      <text:p text:style-name="P14"/>
      <text:p text:style-name="P23">Metas a <text:span text:style-name="T29">longo </text:span>prazo</text:p>
      <text:p text:style-name="P11"><text:bookmark text:name="docs-internal-guid-013682d7-7fff-24f9-c7c0-0c21a2baa469"/>Mais tarde quando as máquinas estiverem pagas:</text:p>
      <text:p text:style-name="P26">Mais tarde quando as máquinas estiverem pagas, as doses para pessoas necessitadas <text:span text:style-name="T31">registadas</text:span> com comprovante, terão uma ou mais doses gratuitas por dia. Poderão ter acesso em qualquer máquina.</text:p>
      <text:p text:style-name="Text_20_body"><text:line-break/></text:p>
      <text:p text:style-name="P15"><text:soft-page-break/><text:span text:style-name="T3">Sendo o projeto de carisma agrícola, vai dar </text:span><text:span text:style-name="T1">automatismo à produção de alimentos</text:span><text:span text:style-name="T2">, tendo como viabilidade o facto de serem unidades de produção automatizada com custos de manutenção mínimas após construídas.</text:span></text:p>
      <text:p text:style-name="P17">São totalmente ecológicas e servem-se dos recursos naturais para funcionar em pleno. </text:p>
      <text:p text:style-name="P6">Economicamente têm só os custos iniciais da construção de todo o mecanismo inerente ao projeto.</text:p>
      <text:p text:style-name="P7"/>
      <text:p text:style-name="P13">Programa de ajuda humanitária</text:p>
      <text:p text:style-name="P9">A construção de unidades para distribuir em locais onde há pessoas que não podem pagar, vai ser feita com os lucros das unidades distribuídas em países ricos.</text:p>
      <text:p text:style-name="P9">As unidades em países ricos vão cobrar entre 1 e 3 euros a dose, conforme as práticas do negócio local, onde cada unidade for colocada. Desta forma prevê-se que cada unidade fique paga entre 150 a 400 dias.</text:p>
      <text:p text:style-name="P9">Como se pode ver, o rácio de investimento é muito bom.</text:p>
      <text:p text:style-name="P4"><text:span text:style-name="t1"><text:span text:style-name="T17">O</text:span></text:span><text:span text:style-name="T17"> lucro de cada máquina em países ricos serve para a construção de novas máquinas </text:span><text:span text:style-name="t2"><text:span text:style-name="T17">para dar aos mais desfavorecidos, sendo que o objetivo principal será, não o lucro, mas a distribuição, o mais equitativa possível, de alimentação básica pelos sítios mais carenciados.</text:span></text:span></text:p>
      <text:p text:style-name="P4"><text:span text:style-name="t2"><text:span text:style-name="T4"/></text:span></text:p>
      <text:p text:style-name="P5"><text:span text:style-name="t2"><text:span text:style-name="T2">São facilmente lucrativas nos países desenvolvidos e é projetada para cobrir as necessidades alimentares básicas em países subdesenvolvidos, nesses com custo por dose reduzida ou zero. É um projeto com autonomia e economicamente viável, que acredito ser um trunfo para o bem-estar de muitas pessoas.</text:span></text:span></text:p>
      <text:p text:style-name="P5"><text:span text:style-name="t2"><text:span text:style-name="T17"/></text:span></text:p>
      <text:p text:style-name="P5"><text:span text:style-name="t2"><text:span text:style-name="T17"/></text:span></text:p>
      <text:p text:style-name="P5"><text:span text:style-name="t2"><text:span text:style-name="T1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t1" style:family="text" style:parent-style-name="Default_20_Paragraph_20_Font"/>
    <style:style style:name="t2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27T18:07:51.168000000</meta:creation-date>
    <dc:date>2019-09-09T20:43:42.451000000</dc:date>
    <meta:editing-duration>P14DT1H3M29S</meta:editing-duration>
    <meta:editing-cycles>46</meta:editing-cycles>
    <meta:generator>LibreOffice/6.3.0.4$Windows_X86_64 LibreOffice_project/057fc023c990d676a43019934386b85b21a9ee99</meta:generator>
    <meta:document-statistic meta:table-count="0" meta:image-count="0" meta:object-count="0" meta:page-count="3" meta:paragraph-count="51" meta:word-count="882" meta:character-count="5346" meta:non-whitespace-character-count="4514"/>
  </office:meta>
</office:document-meta>
</file>